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tep Into Cryptograph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dament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gest</text:p>
              </text:list-item>
              <text:list-item>
                <text:p>Encryption and Decryption</text:p>
              </text:list-item>
              <text:list-item>
                <text:p>Message authentication code</text:p>
              </text:list-item>
              <text:list-item>
                <text:p>Authenticated encryption(AEAD)</text:p>
              </text:list-item>
              <text:list-item>
                <text:p>Public-key cryptography</text:p>
              </text:list-item>
              <text:list-item>
                <text:p>RSA(Rivest–Shamir–Adleman)</text:p>
              </text:list-item>
              <text:list-item>
                <text:p>Elliptic curve cryptography(ECC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Digest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Hash</text:p>
              </text:list-item>
              <text:list-item>
                <text:p>MD5</text:p>
              </text:list-item>
              <text:list-item>
                <text:p>SHA1</text:p>
              </text:list-item>
              <text:list-item>
                <text:p>SHA2(256/512)</text:p>
              </text:list-item>
              <text:list-item>
                <text:p>SHA3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RC</text:p>
              </text:list-item>
              <text:list-item>
                <text:p><text:a xlink:href="https://softwareengineering.stackexchange.com/questions/49550/which-hashing-algorithm-is-best-for-uniqueness-and-speed#145633" xlink:type="simple">FNV</text:a></text:p>
              </text:list-item>
              <text:list-item>
                <text:p>Murm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D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lt</text:p>
              </text:list-item>
              <text:list-item>
                <text:p>scrypt</text:p>
              </text:list-item>
              <text:list-item>
                <text:p>bcry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Attack &amp; Best Practic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Collision_attack" xlink:type="simple">hash collision attack</text:a></text:p>
              </text:list-item>
              <text:list-item>
                <text:p><text:a xlink:href="https://en.wikipedia.org/wiki/Rainbow_table" xlink:type="simple">rainbow table</text:a></text:p>
              </text:list-item>
              <text:list-item>
                <text:p><text:a xlink:href="https://en.wikipedia.org/wiki/Length_extension_attack" xlink:type="simple">length extension attack</text:a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on’t use MD5/SHA1</text:p>
              </text:list-item>
              <text:list-item>
                <text:p>Prefer SHA-512/256 or SHA-512/2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Encryption &amp; Decryptio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ES</text:p>
              </text:list-item>
              <text:list-item>
                <text:p>AES</text:p>
              </text:list-item>
              <text:list-item>
                <text:p>Salsa20(aka chacha20)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a xlink:href="https://en.wikipedia.org/wiki/Block_cipher_mode_of_operation" xlink:type="simple">ECB</text:a></text:p>
              </text:list-item>
              <text:list-item>
                <text:p>CBC</text:p>
              </text:list-item>
              <text:list-item>
                <text:p>CFB</text:p>
              </text:list-item>
              <text:list-item>
                <text:p>OFB</text:p>
              </text:list-item>
              <text:list-item>
                <text:p>CT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essage Authentication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MAC</text:p>
              </text:list-item>
              <text:list-item>
                <text:p>CMA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Attack &amp; Best Practic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PA/CPA</text:p>
              </text:list-item>
              <text:list-item>
                <text:p>RA</text:p>
              </text:list-item>
              <text:list-item>
                <text:p>Example: <text:a xlink:href="https://efail.de/" xlink:type="simple">Efail</text:a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Use AEAD</text:p>
              </text:list-item>
              <text:list-item>
                <text:p>Timesta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Authenticated Encryption(AEAD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Authenticated_encryption" xlink:type="simple">EtM</text:a></text:p>
              </text:list-item>
              <text:list-item>
                <text:p>E&amp;M</text:p>
              </text:list-item>
              <text:list-item>
                <text:p>Mt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ES-GCM</text:p>
              </text:list-item>
              <text:list-item>
                <text:p>Salsa20-Poly130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Public-key Cryptography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ey exchange</text:p>
              </text:list-item>
              <text:list-item>
                <text:p>public key encryption</text:p>
              </text:list-item>
              <text:list-item>
                <text:p>public key signatur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H</text:p>
              </text:list-item>
              <text:list-item>
                <text:p>DSA</text:p>
              </text:list-item>
              <text:list-item>
                <text:p>RSA</text:p>
              </text:list-item>
              <text:list-item>
                <text:p>EC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Key Exchang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a=ka*O</text:p>
              </text:list-item>
              <text:list-item>
                <text:p>Get pb</text:p>
              </text:list-item>
              <text:list-item>
                <text:p>k=ka*pb</text:p>
              </text:list-item>
              <text:list-item>
                <text:p>=ka*(kb*O)</text:p>
              </text:list-item>
              <text:list-item>
                <text:p>=(ka*kb)*O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pb=kb*O</text:p>
              </text:list-item>
              <text:list-item>
                <text:p>Get pa</text:p>
              </text:list-item>
              <text:list-item>
                <text:p>k=kb*pa</text:p>
              </text:list-item>
              <text:list-item>
                <text:p>=kb*(ka*O)</text:p>
              </text:list-item>
              <text:list-item>
                <text:p>=(kb*ka)*O</text:p>
              </text:list-item>
              <text:list-item>
                <text:p>=(ka*kb)*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pdoor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elian group</text:p>
              </text:list-item>
              <text:list-item>
                <text:p>y=x*O are easy to calculate</text:p>
              </text:list-item>
              <text:list-item>
                <text:p>Reverse function are hard enough(Non-Polynomia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DH Exampl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=23, g=5</text:p>
              </text:list-item>
              <text:list-item>
                <text:p>a=4, pa=5^4mod23=4</text:p>
              </text:list-item>
              <text:list-item>
                <text:p>k=10^4mod23=18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=23, g=5</text:p>
              </text:list-item>
              <text:list-item>
                <text:p>b=3, pb=5^3mod23=10</text:p>
              </text:list-item>
              <text:list-item>
                <text:p>k=4^3mod23=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SA(Rivest–Shamir–Adlema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ion</text:p>
              </text:list-item>
              <text:list-item>
                <text:p>Encryption</text:p>
              </text:list-item>
              <text:list-item>
                <text:p>Decryption</text:p>
              </text:list-item>
              <text:list-item>
                <text:p>Signing</text:p>
              </text:list-item>
              <text:list-item>
                <text:p>Verifying</text:p>
              </text:list-item>
              <text:list-item>
                <text:p>Key exchan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RSA Example: Generat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rime1&amp;prime2</text:p>
              </text:list-item>
              <text:list-item>
                <text:p>modulus n=p*q</text:p>
              </text:list-item>
              <text:list-item>
                <text:p>φ(n)=(p-1)*(q-1)</text:p>
              </text:list-item>
              <text:list-item>
                <text:p>public exponent: chosen a prime coprime with φ(n)</text:p>
              </text:list-item>
              <text:list-item>
                <text:p>private exponent: d = e^(φ(n)-1) mod φ(n)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=61, q=53</text:p>
              </text:list-item>
              <text:list-item>
                <text:p>n=61*53=3233</text:p>
              </text:list-item>
              <text:list-item>
                <text:p>φ(n)=60*52=3120</text:p>
              </text:list-item>
              <text:list-item>
                <text:p>e=17</text:p>
              </text:list-item>
              <text:list-item>
                <text:p>d = 17^(3120-1) mod 3120 = 275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RSA Example: Encryption &amp; Decryptio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 = (m^e) mod n</text:p>
              </text:list-item>
              <text:list-item>
                <text:p>m = (c^d) mod 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 = 65^17 mod 3233 = 2790</text:p>
              </text:list-item>
              <text:list-item>
                <text:p>m = 2790^2753 mod 3233 = 6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RSA Example: Signing &amp; Verifying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v = (m^d) mod n</text:p>
              </text:list-item>
              <text:list-item>
                <text:p>m = (v^e) mod 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 = 65^2753 mod 3233 = 588</text:p>
              </text:list-item>
              <text:list-item>
                <text:p>m = 588^17 mod 3233 = 6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SA Key Exchan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SA</text:p>
              </text:list-item>
              <text:list-item>
                <text:p>DH_RSA</text:p>
              </text:list-item>
              <text:list-item>
                <text:p>DHE_RS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Elliptic Curve Cryptography(ECC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eneration</text:p>
              </text:list-item>
              <text:list-item>
                <text:p>Encryption</text:p>
              </text:list-item>
              <text:list-item>
                <text:p>Decryption</text:p>
              </text:list-item>
              <text:list-item>
                <text:p>Signing</text:p>
              </text:list-item>
              <text:list-item>
                <text:p>Verifying</text:p>
              </text:list-item>
              <text:list-item>
                <text:p>Key exchang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rime field/binary field</text:p>
              </text:list-item>
              <text:list-item>
                <text:p>Kx: ECDH</text:p>
              </text:list-item>
              <text:list-item>
                <text:p>Enc: <text:a xlink:href="https://en.wikipedia.org/wiki/Integrated_Encryption_Scheme" xlink:type="simple">ECIES</text:a></text:p>
              </text:list-item>
              <text:list-item>
                <text:p>Sig: ECDSA</text:p>
              </text:list-item>
              <text:list-item>
                <text:p>Sig: EdDSA</text:p>
              </text:list-item>
              <text:list-item>
                <text:p>Kx: ECMQ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Attack &amp; Best Practic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Shor%27s_algorithm" xlink:type="simple">Shor's algorithm</text:a></text:p>
              </text:list-item>
              <text:list-item>
                <text:p><text:a xlink:href="https://en.wikipedia.org/wiki/Time_attack" xlink:type="simple">Time attack</text:a></text:p>
              </text:list-item>
              <text:list-item>
                <text:p>Random issu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Use /dev/urand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ryptography In OpenSS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eed Test</text:p>
              </text:list-item>
              <text:list-item>
                <text:p>Encryption &amp; Decryption</text:p>
              </text:list-item>
              <text:list-item>
                <text:p>RSA Key Generate</text:p>
              </text:list-item>
              <text:list-item>
                <text:p>RSA Encryption &amp; Decryption</text:p>
              </text:list-item>
              <text:list-item>
                <text:p>RSA Signing &amp; Verifying</text:p>
              </text:list-item>
              <text:list-item>
                <text:p>ECC Generate</text:p>
              </text:list-item>
              <text:list-item>
                <text:p>ECC Signing &amp; Verifying</text:p>
              </text:list-item>
              <text:list-item>
                <text:p>ECC Derivation</text:p>
              </text:list-item>
              <text:list-item>
                <text:p>DH Gene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eed 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: long block run faster</text:p>
              </text:list-item>
              <text:list-item>
                <text:p>Encryption: long block run slower</text:p>
              </text:list-item>
              <text:list-item>
                <text:p>Public key algorithm: RSA 2048 ECC 25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ncryption &amp; Decry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enc -ciphers</text:p>
              </text:list-item>
              <text:list-item>
                <text:p>aes, chacha20</text:p>
              </text:list-item>
              <text:list-item>
                <text:p>openssl enc -chacha20 &lt; src &gt; dst</text:p>
              </text:list-item>
              <text:list-item>
                <text:p>openssl enc -d -chacha20 &lt; dst</text:p>
              </text:list-item>
              <text:list-item>
                <text:p>openssl chacha20 &lt; src &gt; dst</text:p>
              </text:list-item>
              <text:list-item>
                <text:p>No AEA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SA Key Gener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genrsa 2048 &gt; rsa.key</text:p>
              </text:list-item>
              <text:list-item>
                <text:p>openssl genrsa 2048 -out rsa.key</text:p>
              </text:list-item>
              <text:list-item>
                <text:p>openssl rsa -text -in rsa.key</text:p>
              </text:list-item>
              <text:list-item>
                <text:p>openssl rsa -pubout &lt; rsa.key &gt; rsa.pub</text:p>
              </text:list-item>
              <text:list-item>
                <text:p>openssl rsa -text -pubin -in rsa.pub</text:p>
              </text:list-item>
              <text:list-item>
                <text:p>openssl rsa -aes128 &lt; rsa.key &gt; rsa.enc</text:p>
              </text:list-item>
              <text:list-item>
                <text:p>openssl rsa &lt; rsa.enc &gt; rsa.k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SA Encryption &amp; Decry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rsautl -encrypt -pubin -inkey rsa.pub &lt; src &gt; dst</text:p>
              </text:list-item>
              <text:list-item>
                <text:p>openssl rsautl -decrypt -inkey rsa.key &lt; dst &gt; src.ne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SA Signing &amp; Verify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rsautl -sign -inkey rsa.key &lt; src &gt; dst</text:p>
              </text:list-item>
              <text:list-item>
                <text:p>openssl rsautl -verify -pubin -inkey rsa.pub &lt; dst &gt; src.new</text:p>
              </text:list-item>
              <text:list-item>
                <text:p>openssl pkeyutl -verify -pubin -inkey rsa.pub -sigfile sig &lt; src</text:p>
              </text:list-item>
              <text:list-item>
                <text:p>openssl pkeyutl -verifyrecover -pubin -inkey rsa.pub &lt; s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CC Gener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ecparam -list_curves</text:p>
              </text:list-item>
              <text:list-item>
                <text:p>openssl ecparam -genkey -name secp256r1 &gt; ecc.key</text:p>
              </text:list-item>
              <text:list-item>
                <text:p>openssl ec -text &lt; ecc.key</text:p>
              </text:list-item>
              <text:list-item>
                <text:p>openssl ec -pubout &lt; ecc.key &gt; ecc.pub</text:p>
              </text:list-item>
              <text:list-item>
                <text:p>openssl ec -text -pubin &lt; ecc.pub</text:p>
              </text:list-item>
              <text:list-item>
                <text:p>openssl pkey -pubout &lt; ecc.key &gt; ecc.pu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CC Signing &amp; Verify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pkeyutl -sign -inkey ecc.key &lt; src &gt; sig</text:p>
              </text:list-item>
              <text:list-item>
                <text:p>openssl pkeyutl -verify -pubin -inkey ecc.pub -sigfile sig &lt; sr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CC Der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pkeyutl -derive -inkey ecc1.key -peerkey ecc2.pub -hexdump</text:p>
              </text:list-item>
              <text:list-item>
                <text:p>openssl pkeyutl -derive -inkey ecc2.key -peerkey ecc1.pub -hexdu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i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Implement ECIES by OpenSSL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H Gener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dhparam -outform PEM -out dhparam.pem 4096</text:p>
              </text:list-item>
              <text:list-item>
                <text:p>openssl dhparam -in dhparam.pem -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Certification In OpenSS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ertification</text:p>
              </text:list-item>
              <text:list-item>
                <text:p>Certificate Request</text:p>
              </text:list-item>
              <text:list-item>
                <text:p>Self-Signed Certification</text:p>
              </text:list-item>
              <text:list-item>
                <text:p>Alternative Domain</text:p>
              </text:list-item>
              <text:list-item>
                <text:p>Certification Format</text:p>
              </text:list-item>
              <text:list-item>
                <text:p>PEM to DER</text:p>
              </text:list-item>
              <text:list-item>
                <text:p>PKCS12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Ciphers</text:p>
              </text:list-item>
              <text:list-item>
                <text:p>Ciphers Best Practice</text:p>
              </text:list-item>
              <text:list-item>
                <text:p>Harden TLS</text:p>
              </text:list-item>
              <text:list-item>
                <text:p>Self-Built CA</text:p>
              </text:list-item>
              <text:list-item>
                <text:p>EasyRSA Setup</text:p>
              </text:list-item>
              <text:list-item>
                <text:p>EasyRSA Sign</text:p>
              </text:list-item>
              <text:list-item>
                <text:p>EasyRSA Sign With Request</text:p>
              </text:list-item>
              <text:list-item>
                <text:p>EasyRSA Revo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Why Cert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a xlink:href="https://en.wikipedia.org/wiki/Forward_secrecy" xlink:type="simple">Forward secrecy</text:a></text:p>
              </text:list-item>
              <text:list-item>
                <text:p><text:a xlink:href="https://en.wikipedia.org/wiki/Man-in-the-middle_attack" xlink:type="simple">Man-in-the-middle attack</text:a></text:p>
              </text:list-item>
              <text:list-item>
                <text:p>O(n^2) issue</text:p>
              </text:list-item>
              <text:list-item>
                <text:p>HA/performanc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H</text:p>
              </text:list-item>
              <text:list-item>
                <text:p>Mac+DH</text:p>
              </text:list-item>
              <text:list-item>
                <text:p>Authentication Center</text:p>
              </text:list-item>
              <text:list-item>
                <text:p>Public key algorithm</text:p>
              </text:list-item>
              <text:list-item>
                <text:p>Sign chain + pre-installed public k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p>Certificatio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ertification Authority</text:p>
              </text:list-item>
              <text:list-item>
                <text:p>Intermediate</text:p>
              </text:list-item>
              <text:list-item>
                <text:p>Certific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V</text:p>
              </text:list-item>
              <text:list-item>
                <text:p>OV</text:p>
              </text:list-item>
              <text:list-item>
                <text:p>EV</text:p>
              </text:list-item>
            </text:list>
            <text:p/>
            <text:p>Wildcard are prohibited in EV certific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ertificate Requ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req -new -key rsa.key -out shell.csr</text:p>
              </text:list-item>
              <text:list-item>
                <text:p>openssl req -text -in shell.csr -noout</text:p>
              </text:list-item>
              <text:list-item>
                <text:p>openssl x509 -x509toreq -in shell.crt -out shell_new.csr -signkey rsa.k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elf-Signed Certific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x509 -req -days 3650 -in shell.csr -signkey rsa.key -out shell.crt</text:p>
              </text:list-item>
              <text:list-item>
                <text:p>openssl req -new -x509 -days 365 -key rsa.key -out shell.crt</text:p>
              </text:list-item>
              <text:list-item>
                <text:p>openssl req -new -x509 -days 365 -key rsa.key -out shell.crt -subj '/C=CN/L=SH/O=home/CN=*.shell.org/emailAddress=shell@shell.org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lternative Dom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ell.ext: subjectAltName = DNS:*.facebook.com, DNS:facebook.com</text:p>
              </text:list-item>
              <text:list-item>
                <text:p>openssl x509 -req -days 365 -in shell.csr -signkey rsa.key -out shell.crt -extfile shell.ext</text:p>
              </text:list-item>
              <text:list-item>
                <text:p>openssl x509 -in shell.crt -text -no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ertification Form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 certification: binary, ASN.1</text:p>
              </text:list-item>
              <text:list-item>
                <text:p>PEM certification: plain text, base64</text:p>
              </text:list-item>
              <text:list-item>
                <text:p>DER private key</text:p>
              </text:list-item>
              <text:list-item>
                <text:p>PEM private key</text:p>
              </text:list-item>
              <text:list-item>
                <text:p>PKCS7: RFC2315</text:p>
              </text:list-item>
              <text:list-item>
                <text:p>PKCS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EM to 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x509 -inform PEM -in shell.crt -outform DER -out shell.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KCS1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pkcs12 -export -name shell -out shell.p12 -inkey rsa.key -in shell.crt -certfile shell.crt</text:p>
              </text:list-item>
              <text:list-item>
                <text:p>openssl pkcs12 -in shell.p12 -out shell.pem -nodes</text:p>
              </text:list-item>
              <text:list-item>
                <text:p>openssl pkcs12 -in shell.p12 -nocerts -out shell.key -nodes</text:p>
              </text:list-item>
              <text:list-item>
                <text:p>openssl pkcs12 -in shell.p12 -nokeys -clcerts -out shell.crt</text:p>
              </text:list-item>
              <text:list-item>
                <text:p>openssl pkcs12 -in shell.p12 -nokeys -cacerts -out shell-ca.c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iph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sl ciphers -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iphers Best Pract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short: EECDH+AESGCM:EDH+AESGCM:AES256+EECDH:AES256+EDH</text:p>
              </text:list-item>
              <text:list-item>
                <text:p>Full: EECDH+AESGCM:EDH+AESGCM:ECDHE-RSA-AES128-GCM-SHA256:AES256+EECDH:DHE-RSA-AES128-GCM-SHA256:AES256+EDH:ECDHE-RSA-AES256-GCM-SHA384:DHE-RSA-AES256-GCM-SHA384:ECDHE-RSA-AES256-SHA384:ECDHE-RSA-AES128-SHA256:ECDHE-RSA-AES256-SHA:ECDHE-RSA-AES128-SHA:DHE-RSA-AES256-SHA256:DHE-RSA-AES128-SHA256:DHE-RSA-AES256-SHA:DHE-RSA-AES128-SHA:ECDHE-RSA-DES-CBC3-SHA:EDH-RSA-DES-CBC3-SHA:AES256-GCM-SHA384:AES128-GCM-SHA256:AES256-SHA256:AES128-SHA256:AES256-SHA:AES128-SHA:DES-CBC3-SHA:HIGH:!aNULL:!eNULL:!EXPORT:!DES:!MD5:!PSK:!RC4</text:p>
              </text:list-item>
              <text:list-item>
                <text:p>With chacha20: EECDH+CHACHA20:EDH+CHACHA20:EECDH+AESGCM:EDH+AESGCM:EECDH+AES256:EDH+AES25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arden T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ep OpenSSL up to date.</text:p>
              </text:list-item>
              <text:list-item>
                <text:p>ssl_prefer_server_ciphers on;</text:p>
              </text:list-item>
              <text:list-item>
                <text:p>add_header Strict-Transport-Security "max-age=31536000; includeSubDomains";</text:p>
              </text:list-item>
              <text:list-item>
                <text:p>openssl dhparam -out dhparam.pem 4096</text:p>
              </text:list-item>
              <text:list-item>
                <text:p>ssl_dhparam /etc/ssl/certs/dhparam.pem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elf-Built C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it with esay-rs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asyRSA 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it vars</text:p>
              </text:list-item>
              <text:list-item>
                <text:p>ln -s openssl-1.0.0.cnf openssl.cnf</text:p>
              </text:list-item>
              <text:list-item>
                <text:p>./clean-all</text:p>
              </text:list-item>
              <text:list-item>
                <text:p>./build-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asyRSA Sig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/build-key common_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asyRSA Sign With Requ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/build-req cn</text:p>
              </text:list-item>
              <text:list-item>
                <text:p>./sign-req c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asyRSA Revok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/revoke-full cn</text:p>
              </text:list-item>
              <text:list-item>
                <text:p>./list-cr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 presentation:user-transformed="true">
          <draw:text-box>
            <text:p>Thanks</text:p>
            <text:p>Q&amp;A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7:41:28.463560526</meta:creation-date>
    <dc:date>2018-05-29T12:54:44.582510337</dc:date>
    <meta:editing-duration>PT4H17M47S</meta:editing-duration>
    <meta:editing-cycles>72</meta:editing-cycles>
    <meta:generator>LibreOffice/5.2.7.2$Linux_X86_64 LibreOffice_project/20m0$Build-2</meta:generator>
    <meta:document-statistic meta:object-count="231"/>
  </office:meta>
</office:document-meta>
</file>